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5-10-16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5-07-1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5-04-1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5-01-1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4-10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4-07-1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4-04-1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4-01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3-10-25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3-07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3-04-25 0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3-01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2-10-0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2-07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2-04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2-01-2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1-10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1-07-2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1-04-2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20-01-1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9-10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9-04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9-01-16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8-10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8-07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8-04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8-01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7-10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7-07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7-04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7-01-04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6-10-1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6-07-07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6-04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5-10-1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5-07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5-04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4-11-1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4-07-21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4-04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4-01-3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3-12-19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3-07-1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3-04-2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3-01-1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2-10-2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2-07-2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2-04-23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2-01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1-10-1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1-07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1-01-20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0-11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0-07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10-04-2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9-10-28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8-04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7-03-3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6-03-22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5-03-29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5-01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4-04-1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3-11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3-08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3-06-1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3-04-2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3-02-1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2-12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2-10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2-06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2-04-1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2-02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1-12-2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1-10-2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1-08-1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1-06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1-04-1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1-02-1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0-12-1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0-08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0-06-13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0-04-11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200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9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9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9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8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7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7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346</text:p>
          </table:table-cell>
          <table:table-cell office:value-type="string" calcext:value-type="string">
            <text:p>06S/01W-25ADA</text:p>
          </table:table-cell>
          <table:table-cell office:value-type="string" calcext:value-type="string">
            <text:p>199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